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1a472"/>
    </style:style>
    <style:style style:name="P2" style:family="paragraph" style:parent-style-name="Standard">
      <style:paragraph-properties fo:text-align="center" style:justify-single-word="false"/>
      <style:text-properties officeooo:paragraph-rsid="0011a472"/>
    </style:style>
    <style:style style:name="P3" style:family="paragraph" style:parent-style-name="Standard">
      <style:paragraph-properties fo:text-align="end" style:justify-single-word="false"/>
      <style:text-properties officeooo:paragraph-rsid="0011a472"/>
    </style:style>
    <style:style style:name="P4" style:family="paragraph" style:parent-style-name="Standard">
      <style:paragraph-properties fo:text-align="end" style:justify-single-word="false"/>
      <style:text-properties fo:font-weight="bold" officeooo:rsid="0011a472" officeooo:paragraph-rsid="0011a472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0pt" officeooo:paragraph-rsid="0011a472"/>
    </style:style>
    <style:style style:name="T1" style:family="text">
      <style:text-properties fo:font-size="16pt" fo:font-weight="bold" style:font-weight-asian="bold" style:font-weight-complex="bold"/>
    </style:style>
    <style:style style:name="T2" style:family="text">
      <style:text-properties officeooo:rsid="0011a472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1a472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e Director, </text:p>
      <text:p text:style-name="P1">NATIONAL INSTITUTE OF TECHNOLOGY KARNATAKA</text:p>
      <text:p text:style-name="P1">SURATHKAL, </text:p>
      <text:p text:style-name="P1">SRINIVASANAGAR, 575 025</text:p>
      <text:p text:style-name="Standard">MANGALURU.D.K KARNATAKA</text:p>
      <text:p text:style-name="Standard"/>
      <text:p text:style-name="P1">Dear Sir,</text:p>
      <text:p text:style-name="P5"><text:span text:style-name="T3"/></text:p>
      <text:p text:style-name="P2"><text:span text:style-name="T1">LETTER OF INDEMNITY</text:span></text:p>
      <text:p text:style-name="Standard"><text:s/></text:p>
      <text:p text:style-name="Standard"/>
      <text:p text:style-name="P1">I the under signed <text:span text:style-name="T4">Mr. Gavali Deshabhakt Nagnath </text:span>(Roll No. <text:span text:style-name="T4">202CD005</text:span>) <text:s/>S/o <text:span text:style-name="T4">S</text:span><text:span text:style-name="T3">ri. </text:span><text:span text:style-name="T4">Gavali Nagnath Vitthal</text:span>, Studying in Ist Semester, M.Tech in<text:span text:style-name="T3"> </text:span><text:span text:style-name="T4">Computational and Data Science</text:span><text:span text:style-name="T3"> </text:span>in the Department of <text:span text:style-name="T4">Mathematical and Computational Sciences</text:span>, do here by request to release monthly Stipend to me. </text:p>
      <text:p text:style-name="P1"/>
      <text:p text:style-name="P1">I am aware that I have been provisionally admitted to the M.Tech course in <text:span text:style-name="T4">Computational and Data Science</text:span> in the Department of <text:span text:style-name="T4">Mathematical and Computational Sciences</text:span>, after my online reporting and online verification of my academic and other necessary documents as physical reporting could not</text:p>
      <text:p text:style-name="P1">take place due to pandemic conditions. </text:p>
      <text:p text:style-name="P1"/>
      <text:p text:style-name="P1">I am aware that on the physical reporting and physical verification of the documents, if any of</text:p>
      <text:p text:style-name="P1">the document is found in correct or not in order my admission is liable to be canceled. </text:p>
      <text:p text:style-name="P1"/>
      <text:p text:style-name="P1">In consideration of release of monthly stipend by the Institute (National Institute of Technology Karnataka, Surathkal), I shall be liable for and indemnify the Institute against</text:p>
      <text:p text:style-name="Standard">any liability, demand, claim, loss in case of cancellation of my admission due to the said</text:p>
      <text:p text:style-name="P1">reason stated above. </text:p>
      <text:p text:style-name="P1"/>
      <text:p text:style-name="P1">I shall undertake full responsibility to refund the entire stipend amount in case my admission</text:p>
      <text:p text:style-name="Standard">is canceled due to noncompliance of the documents during the physical verification of</text:p>
      <text:p text:style-name="P1">documents. </text:p>
      <text:p text:style-name="P1"/>
      <text:p text:style-name="P1">I do here by agree that any dispute arise in this regard will be subject to the jurisdiction of</text:p>
      <text:p text:style-name="P1">Mangaluru Court, DK, Karnataka irrespective of the place of signing this letter of Indemnity. </text:p>
      <text:p text:style-name="P1"/>
      <text:p text:style-name="P1">Yours faithfully, </text:p>
      <text:p text:style-name="P1"/>
      <text:p text:style-name="P1"/>
      <text:p text:style-name="P1"/>
      <text:p text:style-name="P3"><text:tab/><text:tab/></text:p>
      <text:p text:style-name="P3"/>
      <text:p text:style-name="P4">Gavali Deshabhakt Nagnath</text:p>
      <text:p text:style-name="Standard"/>
      <text:p text:style-name="Standard"/>
      <text:p text:style-name="Standard"/>
      <text:p text:style-name="Standard">Place: <text:span text:style-name="T2">Mohol</text:span></text:p>
      <text:p text:style-name="Standard">Date: <text:span text:style-name="T2">06/01/2021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05T18:51:12.382239827</meta:creation-date>
    <dc:date>2021-01-05T19:03:26.128167282</dc:date>
    <meta:editing-duration>PT12M14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26" meta:word-count="263" meta:character-count="1684" meta:non-whitespace-character-count="1432"/>
  </office:meta>
</office:document-meta>
</file>